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1" fo:font-size="14pt" style:font-size-asian="14pt" style:font-size-complex="14pt"/>
    </style:style>
    <style:style style:name="P2" style:family="paragraph" style:parent-style-name="Preformatted_20_Text">
      <style:text-properties style:font-name="Arial1" fo:font-size="14pt" officeooo:rsid="0004f220" officeooo:paragraph-rsid="0004f220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4pt" officeooo:rsid="0004f220" officeooo:paragraph-rsid="0004f220" style:font-size-asian="14pt" style:font-size-complex="14pt"/>
    </style:style>
    <style:style style:name="P4" style:family="paragraph" style:parent-style-name="Preformatted_20_Text">
      <style:text-properties fo:color="#000000" loext:opacity="100%" style:font-name="Arial1" fo:font-size="14pt" officeooo:rsid="0004f220" officeooo:paragraph-rsid="0004f220" fo:background-color="transparent" style:font-size-asian="14pt" style:font-size-complex="14pt"/>
    </style:style>
    <style:style style:name="P5" style:family="paragraph" style:parent-style-name="Standard">
      <style:paragraph-properties style:line-height-at-least="0.503cm"/>
      <style:text-properties fo:color="#000000" loext:opacity="100%" style:font-name="Arial1" fo:font-size="14pt" officeooo:paragraph-rsid="0004f220" fo:background-color="transparent" style:font-size-asian="14pt" style:font-size-complex="14pt"/>
    </style:style>
    <style:style style:name="P6" style:family="paragraph" style:parent-style-name="Standard">
      <style:text-properties fo:color="#000000" loext:opacity="100%" style:font-name="Arial1" fo:font-size="14pt" fo:font-weight="normal" officeooo:rsid="0004f220" officeooo:paragraph-rsid="0004f220" fo:background-color="transparent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loext:opacity="100%" style:font-name="Arial1" fo:font-size="14pt" fo:font-weight="normal" officeooo:paragraph-rsid="0004f220" fo:background-color="transparent" style:font-size-asian="14pt" style:font-size-complex="14pt"/>
    </style:style>
    <style:style style:name="P8" style:family="paragraph" style:parent-style-name="Preformatted_20_Text">
      <style:text-properties fo:color="#000000" loext:opacity="100%" style:font-name="Arial1" fo:font-size="14pt" officeooo:rsid="0004f220" officeooo:paragraph-rsid="0004f220" fo:background-color="transparent" style:font-size-asian="14pt" style:font-size-complex="14pt"/>
    </style:style>
    <style:style style:name="P9" style:family="paragraph" style:parent-style-name="Preformatted_20_Text">
      <style:text-properties style:font-name="Arial1" fo:font-size="24pt" officeooo:rsid="0004f220" officeooo:paragraph-rsid="0004f220" style:font-size-asian="24pt" style:font-size-complex="24pt"/>
    </style:style>
    <style:style style:name="T1" style:family="text">
      <style:text-properties officeooo:rsid="00047d9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/>
    </style:style>
    <style:style style:name="T4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:</text:p>
      <text:p text:style-name="P1"/>
      <text:p text:style-name="P1">Push: esto lo que hace es crear un nuevo elemento y te lo coloca al final, por ejemplo</text:p>
      <text:p text:style-name="P1"/>
      <text:p text:style-name="P1"/>
      <text:p text:style-name="P1">const frutas = ["Sandia", "Pera"];</text:p>
      <text:p text:style-name="P1">frutas.push("Banana");</text:p>
      <text:p text:style-name="P1">document.write(frutas)</text:p>
      <text:p text:style-name="P1"/>
      <text:p text:style-name="P1">El resultado seria el siguiente:</text:p>
      <text:p text:style-name="P1"/>
      <text:p text:style-name="P1"/>
      <text:p text:style-name="P1">Sandia, Pera, Banana</text:p>
      <text:p text:style-name="P1"/>
      <text:p text:style-name="P1"/>
      <text:p text:style-name="P1"/>
      <text:p text:style-name="P1">unshift: esto lo que hace es ponerlo en la posicion 0 o inicial y despues si seguies a<text:span text:style-name="T1">ñ</text:span>adiendo se agregan despues de la posicion 0; por ejemplo:</text:p>
      <text:p text:style-name="P1"/>
      <text:p text:style-name="P1">const frutas = ["sandia", "Pera"];</text:p>
      <text:p text:style-name="P1">frutas.unshift("Banana");</text:p>
      <text:p text:style-name="P1">document.write(frutas)</text:p>
      <text:p text:style-name="P1"/>
      <text:p text:style-name="P1">El resultado seria el siguiente:</text:p>
      <text:p text:style-name="P1"/>
      <text:p text:style-name="P1">Banana, sandia, Pera</text:p>
      <text:p text:style-name="P1"/>
      <text:p text:style-name="P1"><text:span text:style-name="T4">pop()</text:span>: esto lo que hace es quitar el ultimo elemnto y se puede guardar en una variable para poder devolver o visualizar el elemento eliminado; un ejemplo:</text:p>
      <text:p text:style-name="P1"/>
      <text:p text:style-name="P1"/>
      <text:p text:style-name="P1">const frutas = ["Sandia", "Pera"];</text:p>
      <text:p text:style-name="P1">frutas.pop();</text:p>
      <text:p text:style-name="P1">console.log(frutas);</text:p>
      <text:p text:style-name="P1"/>
      <text:p text:style-name="P1">el resultado seria el siguiente:</text:p>
      <text:p text:style-name="P1"/>
      <text:p text:style-name="P1">Pera</text:p>
      <text:p text:style-name="P1"/>
      <text:p text:style-name="P1">pero si el valor eliminado se quisiera guardar en una variable se hace de la siguiente manera y se puede usar para lo que quieras:</text:p>
      <text:p text:style-name="P1"/>
      <text:p text:style-name="P1"><text:soft-page-break/></text:p>
      <text:p text:style-name="P1">const frutas = ["Sandia", "Pera"];</text:p>
      <text:p text:style-name="P1"/>
      <text:p text:style-name="P1">const frutaEliminada = frutas.pop();</text:p>
      <text:p text:style-name="P1">console.log(frutas);</text:p>
      <text:p text:style-name="P1">console.log(frutaEliminada);</text:p>
      <text:p text:style-name="P1"/>
      <text:p text:style-name="P1">el resultado de eso seria:</text:p>
      <text:p text:style-name="P1"/>
      <text:p text:style-name="P1">Primero la fruta</text:p>
      <text:p text:style-name="P1">Sandia</text:p>
      <text:p text:style-name="P1"/>
      <text:p text:style-name="P1">y luego la fruta eliminada</text:p>
      <text:p text:style-name="P1">Pera</text:p>
      <text:p text:style-name="P1"/>
      <text:p text:style-name="P1"/>
      <text:p text:style-name="P1"/>
      <text:p text:style-name="P1">shift: lo mismo que el pop(), pero elimina solamente el primer elemento en el array</text:p>
      <text:p text:style-name="P1"/>
      <text:p text:style-name="P1"/>
      <text:p text:style-name="P1"/>
      <text:p text:style-name="P1"/>
      <text:p text:style-name="P1"/>
      <text:p text:style-name="P1"/>
      <text:p text:style-name="P9">Como <text:span text:style-name="T2">recorrer</text:span> un array?</text:p>
      <text:p text:style-name="P2"/>
      <text:p text:style-name="P3"/>
      <text:p text:style-name="P3">Ejemplo de for each</text:p>
      <text:p text:style-name="P3">let frutas = ['manzana', 'Sandia', 'Pera'];</text:p>
      <text:p text:style-name="P3"/>
      <text:p text:style-name="P3">frutas.forEach(fruta =&gt; {</text:p>
      <text:p text:style-name="P3"><text:tab/>console.log(fruta)</text:p>
      <text:p text:style-name="P3">(el for each devuelve el contenido del array)</text:p>
      <text:p text:style-name="P3">})</text:p>
      <text:p text:style-name="P1"/>
      <text:p text:style-name="P2">Ejemplo de for of</text:p>
      <text:p text:style-name="P2">let frutas = [‘manzana’,’pera’,’banana’];</text:p>
      <text:p text:style-name="P2"/>
      <text:p text:style-name="P2">for (fruta of frutas) {</text:p>
      <text:p text:style-name="P2"/>
      <text:p text:style-name="P2">console.log(fruta)</text:p>
      <text:p text:style-name="P2">}</text:p>
      <text:p text:style-name="P2"/>
      <text:p text:style-name="P2"><text:soft-page-break/></text:p>
      <text:p text:style-name="P2"/>
      <text:p text:style-name="P2"/>
      <text:p text:style-name="P2"/>
      <text:p text:style-name="P2">Ejemplo for in</text:p>
      <text:p text:style-name="P2"/>
      <text:p text:style-name="P4"><text:s/>devuelve la posicion:</text:p>
      <text:p text:style-name="P4"/>
      <text:p text:style-name="P6">let frutas = ['fruta 1', 'fruta 2', 'fruta 3'];</text:p>
      <text:p text:style-name="P5"/>
      <text:p text:style-name="P7">for(fruta in frutas) {</text:p>
      <text:p text:style-name="P5"><text:s text:c="3"/><text:span text:style-name="T3">console.log(frutas)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5T00:10:46.823000000</dc:date>
    <meta:editing-duration>PT13M40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48" meta:word-count="245" meta:character-count="1569" meta:non-whitespace-character-count="1367"/>
  </office:meta>
</office:document-meta>
</file>